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25in"/>
        </style:tab-stops>
      </style:paragraph-properties>
    </style:style>
    <style:style style:name="P2" style:family="paragraph" style:parent-style-name="Standard">
      <style:paragraph-properties fo:margin-left="0.25in" fo:margin-right="0in" fo:text-indent="0in" style:auto-text-indent="false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.25in" fo:margin-right="0in" fo:text-indent="0in" style:auto-text-indent="false">
        <style:tab-stops>
          <style:tab-stop style:position="0.25in"/>
        </style:tab-stops>
      </style:paragraph-properties>
      <style:text-properties style:font-name="Lucida Handwriting" style:font-name-complex="Lucida Handwriting"/>
    </style:style>
    <style:style style:name="P4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P5" style:family="paragraph" style:parent-style-name="Standard">
      <style:paragraph-properties fo:margin-left="1in" fo:margin-right="0in" fo:text-indent="-1in" style:auto-text-indent="false">
        <style:tab-stops>
          <style:tab-stop style:position="0.25in"/>
        </style:tab-stops>
      </style:paragraph-properties>
      <style:text-properties style:font-name="Lucida Handwriting" style:font-name-complex="Lucida Handwriting"/>
    </style:style>
    <style:style style:name="P6" style:family="paragraph" style:parent-style-name="Standard">
      <style:paragraph-properties fo:margin-left="0.25in" fo:margin-right="0in" fo:text-indent="-1in" style:auto-text-indent="false">
        <style:tab-stops>
          <style:tab-stop style:position="0.25in"/>
        </style:tab-stops>
      </style:paragraph-properties>
    </style:style>
    <style:style style:name="P7" style:family="paragraph" style:parent-style-name="Standard">
      <style:paragraph-properties fo:margin-left="0in" fo:margin-right="-0.3752in" fo:text-indent="0in" style:auto-text-indent="false"/>
      <style:text-properties fo:color="#000000" style:font-name="Courier New" fo:font-size="11pt" style:font-size-asian="11pt" style:font-name-complex="Courier New" style:font-size-complex="11pt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paragraph-rsid="000cbffa" style:font-weight-asian="bold" style:font-weight-complex="bold"/>
    </style:style>
    <style:style style:name="P11" style:family="paragraph" style:parent-style-name="Standard">
      <style:text-properties fo:font-weight="bold" officeooo:rsid="000a79fc" officeooo:paragraph-rsid="000a79fc" style:font-weight-asian="bold" style:font-weight-complex="bold"/>
    </style:style>
    <style:style style:name="P12" style:family="paragraph" style:parent-style-name="Standard" style:list-style-name="WW8Num4">
      <style:paragraph-properties fo:margin-left="0.3752in" fo:margin-right="0in" fo:text-indent="-0.3752in" style:auto-text-indent="false">
        <style:tab-stops>
          <style:tab-stop style:position="0.25in"/>
        </style:tab-stops>
      </style:paragraph-properties>
    </style:style>
    <style:style style:name="P13" style:family="paragraph" style:parent-style-name="Standard" style:list-style-name="WW8Num3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P14" style:family="paragraph" style:parent-style-name="Standard">
      <style:paragraph-properties fo:margin-left="0.25in" fo:margin-right="0in" fo:text-indent="-1in" style:auto-text-indent="false">
        <style:tab-stops>
          <style:tab-stop style:position="0.25in"/>
        </style:tab-stops>
      </style:paragraph-properties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0.25in" fo:margin-right="0in" fo:text-indent="-1in" style:auto-text-indent="false">
        <style:tab-stops>
          <style:tab-stop style:position="0.25in"/>
        </style:tab-stops>
      </style:paragraph-properties>
      <style:text-properties fo:font-weight="bold" officeooo:rsid="000a79fc" style:font-weight-asian="bold" style:font-weight-complex="bold"/>
    </style:style>
    <style:style style:name="T1" style:family="text">
      <style:text-properties fo:font-style="italic" style:font-style-asian="italic"/>
    </style:style>
    <style:style style:name="T2" style:family="text">
      <style:text-properties style:font-name="Courier New" style:font-name-complex="Courier New"/>
    </style:style>
    <style:style style:name="T3" style:family="text">
      <style:text-properties style:font-name="Courier New" officeooo:rsid="0008a265" style:font-name-complex="Courier New"/>
    </style:style>
    <style:style style:name="T4" style:family="text">
      <style:text-properties style:font-name="Courier New" fo:font-weight="bold" officeooo:rsid="0008a265" style:font-weight-asian="bold" style:font-name-complex="Courier New" style:font-weight-complex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08a265" style:font-weight-asian="bold"/>
    </style:style>
    <style:style style:name="T7" style:family="text">
      <style:text-properties fo:font-weight="bold" officeooo:rsid="0008a265" style:font-weight-asian="bold" style:font-weight-complex="bold"/>
    </style:style>
    <style:style style:name="T8" style:family="text">
      <style:text-properties style:text-position="super 58%"/>
    </style:style>
    <style:style style:name="T9" style:family="text">
      <style:text-properties officeooo:rsid="0008a265"/>
    </style:style>
    <style:style style:name="T10" style:family="text">
      <style:text-properties officeooo:rsid="000a79fc"/>
    </style:style>
    <style:style style:name="T11" style:family="text">
      <style:text-properties officeooo:rsid="000cbff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terator Lab</text:p>
      <text:p text:style-name="Standard"/>
      <text:p text:style-name="Standard">Iterators and ListIterators are private objects inside each Collection object. <text:s/>After you instantiate an iterator, you use the <text:span text:style-name="T1">iterator's</text:span> methods to traverse and modify the list. <text:s/>Notice on the cheat sheet the iterator's methods <text:span text:style-name="T2">it.hasNext(), it.next(), it.remove(), it.add(o), it.set(o)</text:span>. <text:s/></text:p>
      <text:p text:style-name="Standard"/>
      <text:p text:style-name="Standard">It is common (see the cheat sheet comments on ListIterator's <text:span text:style-name="T2">add</text:span>) to explain the action of an iterator by imagining a <text:span text:style-name="T2">current</text:span> pointer that is between two data items. <text:s text:c="2"/>Suppose a ListIterator has been instantiated so that <text:span text:style-name="T2">current</text:span> is before the first item: <text:s text:c="4"/>^ <text:span text:style-name="T5">A <text:s text:c="3"/>B <text:s text:c="3"/>C <text:s text:c="3"/>D <text:s text:c="3"/>E <text:s/></text:span></text:p>
      <text:p text:style-name="Standard"/>
      <text:p text:style-name="P2">1. <text:s/>Show the iterator's position after <text:span text:style-name="T2">it.next(); it.next(); <text:s/></text:span><text:span text:style-name="T4">A B ^C D E</text:span></text:p>
      <text:p text:style-name="P4"><text:s text:c="6"/>2. <text:s/>Then do <text:span text:style-name="T2">it.remove(); </text:span>Write the list.<text:span text:style-name="T5"> <text:s text:c="4"/></text:span><text:span text:style-name="T6">A B ^D E</text:span><text:span text:style-name="T5"> <text:tab/><text:tab/><text:tab/> </text:span></text:p>
      <text:p text:style-name="P4"><text:s/><text:tab/>3. <text:s/>Then do <text:span text:style-name="T2">it.next(); add(</text:span><text:span text:style-name="T5">X</text:span><text:span text:style-name="T2">).</text:span> <text:s/>Write the list. <text:span text:style-name="T7">A B ^X D E</text:span> <text:s text:c="3"/><text:tab/><text:tab/><text:span text:style-name="T5"> </text:span></text:p>
      <text:p text:style-name="Standard"/>
      <text:list xml:id="list1637832978" text:style-name="WW8Num4">
        <text:list-item>
          <text:p text:style-name="P12">What happens if you try to <text:span text:style-name="T2">list.add(0)</text:span> or <text:span text:style-name="T2">list.remove(i)</text:span> when an iterator is active?</text:p>
        </text:list-item>
      </text:list>
      <text:p text:style-name="Standard"/>
      <text:p text:style-name="P10"><text:span text:style-name="T11">Concurrent modification exception</text:span></text:p>
      <text:p text:style-name="Standard"/>
      <text:p text:style-name="Standard"/>
      <text:p text:style-name="Standard">5. <text:s/>A <text:span text:style-name="T1">for-each</text:span> loop or an Iterator: <text:s/>how do you choose?</text:p>
      <text:p text:style-name="P9"/>
      <text:p text:style-name="P11">For-each when you don't want to edit the contents without error.</text:p>
      <text:p text:style-name="P11">Iterator for when you want to edit the contents without error.</text:p>
      <text:p text:style-name="Standard"/>
      <text:p text:style-name="Standard"/>
      <text:p text:style-name="Standard">6. <text:s/>An Iterator or a ListIterator: <text:s/>how do you choose?</text:p>
      <text:p text:style-name="Standard"/>
      <text:p text:style-name="P11">Iterators apply to general lists (sets, lists, maps). ListIterators apply to Lists only. Listiterators also have more methods. ListIterators have previous(), nextIndex(), previousIndex()</text:p>
      <text:p text:style-name="Standard"/>
      <text:p text:style-name="Standard"/>
      <text:list xml:id="list865023476" text:style-name="WW8Num3">
        <text:list-item>
          <text:p text:style-name="P13">Iterating and deleting many elements in a LinkedList is O(n). <text:s/>Explain why.</text:p>
        </text:list-item>
      </text:list>
      <text:p text:style-name="P5"><text:tab/></text:p>
      <text:p text:style-name="P14"><text:tab/><text:span text:style-name="T10">You can just loop through the list and remove as necessary.</text:span></text:p>
      <text:p text:style-name="P6"/>
      <text:p text:style-name="P6"/>
      <text:list xml:id="list153908487" text:continue-numbering="true" text:style-name="WW8Num3">
        <text:list-item>
          <text:p text:style-name="P13">Iterating and deleting many elements in an ArrayList is O(n<text:span text:style-name="T8">2</text:span>). <text:s/>Explain why.</text:p>
        </text:list-item>
      </text:list>
      <text:p text:style-name="P3"/>
      <text:p text:style-name="P15"><text:tab/>Since we're working with many elements, we may have to iterate over the list multiple times. Say we have to iterate over an arraylist [1,2,3,4,5,6,7,8,9,10] and delete 10, 9, 8, etc. The iterator would have to loop through the array each time, each time the size getting smaller, so the running time would be n + n – 1 + n – 2 + n … 0, which essentially equals n^2</text:p>
      <text:p text:style-name="P1"/>
      <text:p text:style-name="Standard"/>
      <text:p text:style-name="Standard">9. <text:s/>Complete the <text:span text:style-name="T2">IteratorLab_shell</text:span>, using either for-each loops or iterators—not regular for-loops. <text:s text:c="3"/>Notice Lines 11-12, where they made the for-each loop backwards compatible with primitives. <text:s/>The <text:s/><text:span text:style-name="T2">replaceNeg</text:span> method on Line 17 replaces all negative numbers with 0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752in" fo:margin-bottom="0.25in" fo:margin-left="1.25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title>Iterator Lab</dc:title>
    <meta:initial-creator>Marion L. Billington</meta:initial-creator>
    <meta:creation-date>2006-11-20T08:37:00</meta:creation-date>
    <dc:date>2013-12-17T11:45:26</dc:date>
    <meta:editing-cycles>29</meta:editing-cycles>
    <meta:editing-duration>PT2H10M</meta:editing-duration>
    <meta:generator>LibreOffice/3.6$Linux_X86_64 LibreOffice_project/360m1$Build-304</meta:generator>
    <meta:document-statistic meta:table-count="0" meta:image-count="0" meta:object-count="0" meta:page-count="1" meta:paragraph-count="19" meta:word-count="356" meta:character-count="2177" meta:non-whitespace-character-count="1774"/>
    <meta:user-defined meta:name="Info 1"/>
    <meta:user-defined meta:name="Info 2"/>
    <meta:user-defined meta:name="Info 3"/>
    <meta:user-defined meta:name="Info 4"/>
  </office:meta>
</office:document-meta>
</file>